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hatch" draw:fill-color="#7e0021" draw:fill-hatch-name="Red_20_Crossed_20_0_20_Degrees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381cm"/>
    </style:style>
    <style:style style:name="gr9" style:family="graphic" style:parent-style-name="standard">
      <style:graphic-properties draw:stroke="dash" draw:stroke-dash="Fine_20_Dashed" draw:fill="solid" draw:fill-color="#ffff00"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Fine_20_Dashed" draw:fill="solid" draw:fill-color="#00ffff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solid" draw:stroke-dash="Fine_20_Dashed" draw:fill="solid" draw:fill-color="#00ffff" draw:textarea-horizontal-align="justify" draw:textarea-vertical-align="middle" draw:auto-grow-height="false"/>
    </style:style>
    <style:style style:name="gr15" style:family="graphic" style:parent-style-name="objectwithoutfill">
      <style:graphic-properties draw:marker-end="Arrow" draw:marker-end-width="0.3cm" draw:fill="solid" draw:fill-color="#ffffff" draw:textarea-vertical-align="middle" draw:shadow="hidden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17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18" style:family="graphic" style:parent-style-name="standard">
      <style:graphic-properties draw:fill="solid" draw:fill-color="#00ae00" draw:textarea-horizontal-align="justify" draw:textarea-vertical-align="middle" draw:auto-grow-height="false" draw:shadow="hidden"/>
    </style:style>
    <style:style style:name="gr19" style:family="graphic" style:parent-style-name="standard">
      <style:graphic-properties draw:stroke="none" draw:fill="solid" draw:fill-color="#808000" draw:textarea-horizontal-align="justify" draw:textarea-vertical-align="middle" draw:auto-grow-height="false" draw:shadow="hidden"/>
    </style:style>
    <style:style style:name="gr20" style:family="graphic" style:parent-style-name="standard">
      <style:graphic-properties draw:fill="solid" draw:fill-color="#008080" draw:textarea-horizontal-align="justify" draw:textarea-vertical-align="middle" draw:auto-grow-height="false" draw:shadow="hidden"/>
    </style:style>
    <style:style style:name="gr21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22" style:family="graphic" style:parent-style-name="standard">
      <style:graphic-properties draw:fill="solid" draw:fill-color="#e6e6e6" draw:textarea-horizontal-align="justify" draw:textarea-vertical-align="middle" draw:auto-grow-height="false" draw:shadow="hidden"/>
    </style:style>
    <style:style style:name="gr23" style:family="graphic" style:parent-style-name="standard">
      <style:graphic-properties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use-window-font-color="true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9pt" style:font-size-asian="9pt" style:font-size-complex="9pt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P7" style:family="paragraph">
      <style:paragraph-properties fo:text-align="start"/>
      <style:text-properties fo:font-size="7pt" style:font-size-asian="7pt" style:font-size-complex="7pt"/>
    </style:style>
    <style:style style:name="P8" style:family="paragraph">
      <style:paragraph-properties fo:text-align="center"/>
      <style:text-properties fo:font-size="9pt" style:font-size-asian="9pt" style:font-size-complex="9pt"/>
    </style:style>
    <style:style style:name="P9" style:family="paragraph">
      <style:text-properties fo:font-size="9pt" style:font-size-asian="9pt" style:font-size-complex="9pt"/>
    </style:style>
    <style:style style:name="P10" style:family="paragraph">
      <style:paragraph-properties fo:text-align="start"/>
      <style:text-properties fo:font-size="8pt" style:font-size-asian="8pt" style:font-size-complex="8pt"/>
    </style:style>
    <style:style style:name="P11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style:use-window-font-color="true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color="#000000" fo:font-size="8pt" style:font-size-asian="8pt" style:font-size-complex="8pt"/>
    </style:style>
    <style:style style:name="T7" style:family="text">
      <style:text-properties fo:font-size="8pt" fo:text-shadow="none" fo:font-weight="normal" style:font-size-asian="8pt" style:font-weight-asian="normal" style:font-size-complex="8pt" style:font-weight-complex="normal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8pt" fo:font-weight="normal" style:font-size-asian="8pt" style:font-weight-asian="normal" style:font-size-complex="8pt" style:font-weight-complex="normal"/>
    </style:style>
    <style:style style:name="T10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1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measurelines" svg:width="44.069cm" svg:height="13.589cm" svg:x="0cm" svg:y="0cm">
          <text:p text:style-name="P1"><text:span text:style-name="T1">External Libraries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.367cm" svg:height="10.684cm" svg:x="1cm" svg:y="1cm">
          <text:p text:style-name="P1"><text:span text:style-name="T2">libOR1KArch.so (ArchImpl/OR1K/)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5" xml:id="id2" draw:id="id2" draw:layer="layout" svg:width="5.842cm" svg:height="2.81cm" svg:x="1.143cm" svg:y="1.651cm">
          <text:p text:style-name="P4"><text:span text:style-name="T3">class OR1KArch : </text:span></text:p>
          <text:p text:style-name="P4"><text:span text:style-name="T3"><text:s text:c="8"/></text:span><text:span text:style-name="T3">public etiss::CPUArch</text:span></text:p>
          <text:p text:style-name="P4"><text:span text:style-name="T3">{</text:span></text:p>
          <text:p text:style-name="P4"><text:span text:style-name="T3">[Implements Instruction to C code</text:span></text:p>
          <text:p text:style-name="P4"><text:span text:style-name="T3"><text:s/></text:span><text:span text:style-name="T3">translation functions and architecture</text:span></text:p>
          <text:p text:style-name="P4"><text:span text:style-name="T3"><text:s/></text:span><text:span text:style-name="T3">related functionality.]</text:span></text:p>
          <text:p text:style-name="P4"><text:span text:style-name="T3">};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" draw:id="id1" draw:layer="measurelines" svg:width="5.842cm" svg:height="2.794cm" svg:x="9.398cm" svg:y="1.651cm">
          <text:p text:style-name="P4"><text:span text:style-name="T3">class OR1KTimer : </text:span></text:p>
          <text:p text:style-name="P4"><text:span text:style-name="T3"><text:s text:c="8"/></text:span><text:span text:style-name="T3">public etiss::RegiserDevicePlugin,</text:span></text:p>
          <text:p text:style-name="P4"><text:span text:style-name="T3"><text:s text:c="8"/></text:span><text:span text:style-name="T3">public etiss::CoroutinePlugin</text:span></text:p>
          <text:p text:style-name="P4"><text:span text:style-name="T3">{</text:span></text:p>
          <text:p text:style-name="P4"><text:span text:style-name="T3">[Implements an OR1K timer.]</text:span></text:p>
          <text:p text:style-name="P4"><text:span text:style-name="T3">};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measurelines" svg:x1="9.398cm" svg:y1="3.048cm" svg:x2="6.985cm" svg:y2="3.056cm" draw:start-shape="id1" draw:start-glue-point="3" draw:end-shape="id2" draw:end-glue-point="1" svg:d="m9398 3048h-1206v8h-1207" svg:viewBox="0 0 2414 9">
          <text:p text:style-name="P1"><text:span text:style-name="T4"><text:s text:c="5"/></text:span><text:span text:style-name="T4">Instantiated by</text:span></text:p>
          <text:p text:style-name="P1"><text:span text:style-name="T4"/></text:p>
        </draw:connector>
        <draw:custom-shape draw:style-name="gr5" draw:text-style-name="P7" xml:id="id7" draw:id="id7" draw:layer="measurelines" svg:width="4.953cm" svg:height="1.143cm" draw:transform="rotate (1.5707963267949) translate (1.143cm 11.938cm)">
          <text:p text:style-name="P4"><text:span text:style-name="T5">int OR1KArch_countCPUArch(){</text:span></text:p>
          <text:p text:style-name="P4"><text:span text:style-name="T5"><text:tab/></text:span><text:span text:style-name="T5">return 1;</text:span></text:p>
          <text:p text:style-name="P4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6" draw:id="id6" draw:layer="measurelines" svg:width="4.953cm" svg:height="1.524cm" draw:transform="rotate (1.5707963267949) translate (2.54cm 11.938cm)">
          <text:p text:style-name="P4"><text:span text:style-name="T5">const char * OR1KArch_nameCPUArch</text:span></text:p>
          <text:p text:style-name="P4"><text:span text:style-name="T5"><text:tab/></text:span><text:span text:style-name="T5">(int index)</text:span></text:p>
          <text:p text:style-name="P4"><text:span text:style-name="T5">{</text:span></text:p>
          <text:p text:style-name="P4"><text:span text:style-name="T5"><text:tab/></text:span><text:span text:style-name="T5">return “or1k”;</text:span></text:p>
          <text:p text:style-name="P4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5" draw:id="id5" draw:layer="measurelines" svg:width="4.953cm" svg:height="1.651cm" draw:transform="rotate (1.5707963267949) translate (6.477cm 11.938cm)">
          <text:p text:style-name="P4"><text:span text:style-name="T5">void OR1KArch_deleteCPUArch</text:span></text:p>
          <text:p text:style-name="P4"><text:span text:style-name="T5"><text:tab/></text:span><text:span text:style-name="T5">(etiss::CPUArch * a)</text:span></text:p>
          <text:p text:style-name="P4"><text:span text:style-name="T5">{</text:span></text:p>
          <text:p text:style-name="P4"><text:span text:style-name="T5"><text:tab/></text:span><text:span text:style-name="T5">delete a;</text:span></text:p>
          <text:p text:style-name="P4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3" draw:id="id3" draw:layer="measurelines" svg:width="4.953cm" svg:height="1.905cm" draw:transform="rotate (1.5707963267949) translate (4.318cm 11.938cm)">
          <text:p text:style-name="P4"><text:span text:style-name="T5">etiss::CPUArch* OR1KArch_createCPUArch</text:span></text:p>
          <text:p text:style-name="P4"><text:span text:style-name="T5"><text:tab/></text:span><text:span text:style-name="T5">(int index,</text:span></text:p>
          <text:p text:style-name="P4"><text:span text:style-name="T5"><text:tab/></text:span><text:span text:style-name="T5">std::map&lt;string,string&gt; options)</text:span></text:p>
          <text:p text:style-name="P4"><text:span text:style-name="T5">{</text:span></text:p>
          <text:p text:style-name="P4"><text:span text:style-name="T5"><text:tab/></text:span><text:span text:style-name="T5">return new OR1KArch();</text:span></text:p>
          <text:p text:style-name="P4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measurelines" svg:width="6.223cm" svg:height="5.969cm" svg:x="9.017cm" svg:y="4.953cm">
          <text:p text:style-name="P1"><text:span text:style-name="T3">Stored Resources:</text:span></text:p>
          <text:p text:style-name="P1"><text:span text:style-name="T3"/></text:p>
          <text:p text:style-name="P1"><text:span text:style-name="T3">include_c/Arch/OR1K/OR1K.h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7" xml:id="id10" draw:id="id10" draw:layer="measurelines" svg:width="4.953cm" svg:height="1.651cm" draw:transform="rotate (1.5707963267949) translate (12.954cm 11.938cm)">
          <text:p text:style-name="P4"><text:span text:style-name="T5">const char * OR1KArch_getFileData</text:span></text:p>
          <text:p text:style-name="P4"><text:span text:style-name="T5"><text:tab/></text:span><text:span text:style-name="T5">(int index)</text:span></text:p>
          <text:p text:style-name="P4"><text:span text:style-name="T5">{</text:span></text:p>
          <text:p text:style-name="P4"><text:span text:style-name="T5"><text:tab/></text:span><text:span text:style-name="T5">return “struct OR1K{...};”;</text:span></text:p>
          <text:p text:style-name="P4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8" draw:id="id8" draw:layer="measurelines" svg:width="4.953cm" svg:height="1.143cm" draw:transform="rotate (1.5707963267949) translate (9.652cm 11.938cm)">
          <text:p text:style-name="P4"><text:span text:style-name="T5">int OR1KArch_getFileCount(){</text:span></text:p>
          <text:p text:style-name="P4"><text:span text:style-name="T5"><text:tab/></text:span><text:span text:style-name="T5">return 1;</text:span></text:p>
          <text:p text:style-name="P4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9" draw:id="id9" draw:layer="measurelines" svg:width="4.953cm" svg:height="1.651cm" draw:transform="rotate (1.5707963267949) translate (11.049cm 11.938cm)">
          <text:p text:style-name="P4"><text:span text:style-name="T5">const char * OR1KArch_getFileName</text:span></text:p>
          <text:p text:style-name="P4"><text:span text:style-name="T5"><text:tab/></text:span><text:span text:style-name="T5">(int index)</text:span></text:p>
          <text:p text:style-name="P4"><text:span text:style-name="T5">{</text:span></text:p>
          <text:p text:style-name="P4"><text:span text:style-name="T5"><text:tab/></text:span><text:span text:style-name="T5">return “include_c/Arch/OR1K.h”;</text:span></text:p>
          <text:p text:style-name="P4"><text:span text:style-name="T5">}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measurelines" svg:x1="4.064cm" svg:y1="4.461cm" svg:x2="5.27cm" svg:y2="6.985cm" draw:start-shape="id2" draw:start-glue-point="2" draw:end-shape="id3" draw:end-glue-point="1" svg:d="m4064 4461v1262h1206v1262" svg:viewBox="0 0 1207 2525">
          <text:p text:style-name="P1"><text:span text:style-name="T4">Instantiated by</text:span></text:p>
          <text:p text:style-name="P1"><text:span text:style-name="T4"/></text:p>
        </draw:connector>
        <draw:custom-shape draw:style-name="gr3" draw:text-style-name="P8" xml:id="id4" draw:id="id4" draw:layer="measurelines" svg:width="14.351cm" svg:height="1.905cm" svg:x="1.016cm" svg:y="14.732cm">
          <text:p text:style-name="P1"><text:span text:style-name="T3">etiss::LibraryInterface </text:span></text:p>
          <text:p text:style-name="P1"><text:span text:style-name="T3">instantiated with etiss::LibraryInterface::openSharedLibrary(...)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measurelines" draw:line-skew="-0.19cm" svg:x1="8.191cm" svg:y1="14.732cm" svg:x2="7.302cm" svg:y2="11.938cm" draw:start-shape="id4" draw:start-glue-point="0" draw:end-shape="id5" draw:end-glue-point="3" svg:d="m8191 14732v-762h-889v-2032" svg:viewBox="0 0 890 2795">
          <text:p/>
        </draw:connector>
        <draw:connector draw:style-name="gr7" draw:text-style-name="P1" draw:layer="measurelines" draw:line-skew="-0.317cm" svg:x1="8.191cm" svg:y1="14.732cm" svg:x2="5.27cm" svg:y2="11.938cm" draw:start-shape="id4" draw:start-glue-point="0" draw:end-shape="id3" draw:end-glue-point="3" svg:d="m8191 14732v-762h-2921v-2032" svg:viewBox="0 0 2922 2795">
          <text:p/>
        </draw:connector>
        <draw:connector draw:style-name="gr7" draw:text-style-name="P1" draw:layer="measurelines" draw:line-skew="-0.126cm" svg:x1="8.191cm" svg:y1="14.732cm" svg:x2="3.302cm" svg:y2="11.938cm" draw:start-shape="id4" draw:start-glue-point="0" draw:end-shape="id6" draw:end-glue-point="3" svg:d="m8191 14732v-762h-4889v-2032" svg:viewBox="0 0 4890 2795">
          <text:p/>
        </draw:connector>
        <draw:connector draw:style-name="gr7" draw:text-style-name="P1" draw:layer="measurelines" draw:line-skew="0.064cm" svg:x1="8.191cm" svg:y1="14.732cm" svg:x2="1.714cm" svg:y2="11.938cm" draw:start-shape="id4" draw:start-glue-point="0" draw:end-shape="id7" draw:end-glue-point="3" svg:d="m8191 14732v-762h-6477v-2032" svg:viewBox="0 0 6478 2795">
          <text:p/>
        </draw:connector>
        <draw:connector draw:style-name="gr7" draw:text-style-name="P1" draw:layer="measurelines" draw:line-skew="0.064cm" svg:x1="8.191cm" svg:y1="14.732cm" svg:x2="10.223cm" svg:y2="11.938cm" draw:start-shape="id4" draw:start-glue-point="0" draw:end-shape="id8" svg:d="m8191 14732v-762h2032v-2032" svg:viewBox="0 0 2033 2795">
          <text:p/>
        </draw:connector>
        <draw:connector draw:style-name="gr7" draw:text-style-name="P1" draw:layer="measurelines" draw:line-skew="-0.19cm" svg:x1="8.191cm" svg:y1="14.732cm" svg:x2="11.874cm" svg:y2="11.938cm" draw:start-shape="id4" draw:start-glue-point="0" draw:end-shape="id9" draw:end-glue-point="3" svg:d="m8191 14732v-762h3683v-2032" svg:viewBox="0 0 3684 2795">
          <text:p/>
        </draw:connector>
        <draw:connector draw:style-name="gr7" draw:text-style-name="P1" draw:layer="measurelines" draw:line-skew="-0.19cm" svg:x1="8.191cm" svg:y1="14.732cm" svg:x2="13.779cm" svg:y2="11.938cm" draw:start-shape="id4" draw:start-glue-point="0" draw:end-shape="id10" draw:end-glue-point="3" svg:d="m8191 14732v-762h5588v-2032" svg:viewBox="0 0 5589 2795">
          <text:p/>
        </draw:connector>
        <draw:frame draw:style-name="gr8" draw:text-style-name="P6" draw:layer="measurelines" svg:width="2.413cm" svg:height="0.631cm" svg:x="6.985cm" svg:y="14.101cm">
          <draw:text-box>
            <text:p text:style-name="P1"><text:span text:style-name="T6">calls</text:span></text:p>
          </draw:text-box>
        </draw:frame>
        <draw:custom-shape draw:style-name="gr2" draw:text-style-name="P3" draw:layer="measurelines" svg:width="14.367cm" svg:height="10.684cm" svg:x="17.145cm" svg:y="1.016cm">
          <text:p text:style-name="P1"><text:span text:style-name="T2">libGCCJIT.so (JITImpl/GCC/)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5" xml:id="id11" draw:id="id11" draw:layer="measurelines" svg:width="5.842cm" svg:height="2.81cm" svg:x="17.288cm" svg:y="1.667cm">
          <text:p text:style-name="P4"><text:span text:style-name="T3">class GCCJIT : </text:span></text:p>
          <text:p text:style-name="P4"><text:span text:style-name="T3"><text:s text:c="8"/></text:span><text:span text:style-name="T3">public etiss::JIT</text:span></text:p>
          <text:p text:style-name="P4"><text:span text:style-name="T3">{</text:span></text:p>
          <text:p text:style-name="P4"><text:span text:style-name="T3">[Implements C code</text:span></text:p>
          <text:p text:style-name="P4"><text:span text:style-name="T3"><text:s/></text:span><text:span text:style-name="T3">compilation and handles loading </text:span></text:p>
          <text:p text:style-name="P4"><text:span text:style-name="T3">of compiled code.]</text:span></text:p>
          <text:p text:style-name="P4"><text:span text:style-name="T3">};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6" draw:id="id16" draw:layer="measurelines" svg:width="4.953cm" svg:height="1.143cm" draw:transform="rotate (1.5707963267949) translate (17.288cm 11.954cm)">
          <text:p text:style-name="P4"><text:span text:style-name="T5">int GCCJIT_countJIT(){</text:span></text:p>
          <text:p text:style-name="P4"><text:span text:style-name="T5"><text:tab/></text:span><text:span text:style-name="T5">return 1;</text:span></text:p>
          <text:p text:style-name="P4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5" draw:id="id15" draw:layer="measurelines" svg:width="4.953cm" svg:height="1.524cm" draw:transform="rotate (1.5707963267949) translate (18.685cm 11.954cm)">
          <text:p text:style-name="P4"><text:span text:style-name="T5">const char * GCCJIT_nameJIT</text:span></text:p>
          <text:p text:style-name="P4"><text:span text:style-name="T5"><text:tab/></text:span><text:span text:style-name="T5">(int index)</text:span></text:p>
          <text:p text:style-name="P4"><text:span text:style-name="T5">{</text:span></text:p>
          <text:p text:style-name="P4"><text:span text:style-name="T5"><text:tab/></text:span><text:span text:style-name="T5">return “GCCJIT”;</text:span></text:p>
          <text:p text:style-name="P4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4" draw:id="id14" draw:layer="measurelines" svg:width="4.953cm" svg:height="1.651cm" draw:transform="rotate (1.5707963267949) translate (22.622cm 11.954cm)">
          <text:p text:style-name="P4"><text:span text:style-name="T5">void GCCJIT_deleteJIT</text:span></text:p>
          <text:p text:style-name="P4"><text:span text:style-name="T5"><text:tab/></text:span><text:span text:style-name="T5">(etiss::JIT * a)</text:span></text:p>
          <text:p text:style-name="P4"><text:span text:style-name="T5">{</text:span></text:p>
          <text:p text:style-name="P4"><text:span text:style-name="T5"><text:tab/></text:span><text:span text:style-name="T5">delete a;</text:span></text:p>
          <text:p text:style-name="P4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2" draw:id="id12" draw:layer="measurelines" svg:width="4.953cm" svg:height="1.905cm" draw:transform="rotate (1.5707963267949) translate (20.463cm 11.954cm)">
          <text:p text:style-name="P4"><text:span text:style-name="T5">etiss::JIT* GCCJIT_createJIT</text:span></text:p>
          <text:p text:style-name="P4"><text:span text:style-name="T5"><text:tab/></text:span><text:span text:style-name="T5">(int index,</text:span></text:p>
          <text:p text:style-name="P4"><text:span text:style-name="T5"><text:tab/></text:span><text:span text:style-name="T5">std::map&lt;string,string&gt; options)</text:span></text:p>
          <text:p text:style-name="P4"><text:span text:style-name="T5">{</text:span></text:p>
          <text:p text:style-name="P4"><text:span text:style-name="T5"><text:tab/></text:span><text:span text:style-name="T5">return new GCCJIT();</text:span></text:p>
          <text:p text:style-name="P4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measurelines" svg:width="6.223cm" svg:height="5.969cm" svg:x="25.162cm" svg:y="4.969cm">
          <text:p text:style-name="P1"><text:span text:style-name="T3">Stored Resources:</text:span></text:p>
          <text:p text:style-name="P1"><text:span text:style-name="T3"/></text:p>
          <text:p text:style-name="P1"><text:span text:style-name="T3">-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7" xml:id="id19" draw:id="id19" draw:layer="measurelines" svg:width="4.953cm" svg:height="1.651cm" draw:transform="rotate (1.5707963267949) translate (29.099cm 11.954cm)">
          <text:p text:style-name="P4"><text:span text:style-name="T5">const char * GCCJIT_getFileData</text:span></text:p>
          <text:p text:style-name="P4"><text:span text:style-name="T5"><text:tab/></text:span><text:span text:style-name="T5">(int index)</text:span></text:p>
          <text:p text:style-name="P4"><text:span text:style-name="T5">{</text:span></text:p>
          <text:p text:style-name="P4"><text:span text:style-name="T5"><text:tab/></text:span><text:span text:style-name="T5">return “”;</text:span></text:p>
          <text:p text:style-name="P4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7" draw:id="id17" draw:layer="measurelines" svg:width="4.953cm" svg:height="1.143cm" draw:transform="rotate (1.5707963267949) translate (25.797cm 11.954cm)">
          <text:p text:style-name="P4"><text:span text:style-name="T5">int GCCJIT_getFileCount(){</text:span></text:p>
          <text:p text:style-name="P4"><text:span text:style-name="T5"><text:tab/></text:span><text:span text:style-name="T5">return 1;</text:span></text:p>
          <text:p text:style-name="P4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8" draw:id="id18" draw:layer="measurelines" svg:width="4.953cm" svg:height="1.651cm" draw:transform="rotate (1.5707963267949) translate (27.194cm 11.954cm)">
          <text:p text:style-name="P4"><text:span text:style-name="T5">const char * GCCJIT_getFileName</text:span></text:p>
          <text:p text:style-name="P4"><text:span text:style-name="T5"><text:tab/></text:span><text:span text:style-name="T5">(int index)</text:span></text:p>
          <text:p text:style-name="P4"><text:span text:style-name="T5">{</text:span></text:p>
          <text:p text:style-name="P4"><text:span text:style-name="T5"><text:tab/></text:span><text:span text:style-name="T5">return “”;</text:span></text:p>
          <text:p text:style-name="P4"><text:span text:style-name="T5">}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measurelines" svg:x1="20.209cm" svg:y1="4.477cm" svg:x2="21.415cm" svg:y2="7.001cm" draw:start-shape="id11" draw:start-glue-point="2" draw:end-shape="id12" draw:end-glue-point="1" svg:d="m20209 4477v1262h1206v1262" svg:viewBox="0 0 1207 2525">
          <text:p text:style-name="P1"><text:span text:style-name="T4">Instantiated by</text:span></text:p>
          <text:p text:style-name="P1"><text:span text:style-name="T4"/></text:p>
        </draw:connector>
        <draw:custom-shape draw:style-name="gr3" draw:text-style-name="P8" xml:id="id13" draw:id="id13" draw:layer="measurelines" svg:width="14.351cm" svg:height="1.905cm" svg:x="17.161cm" svg:y="14.748cm">
          <text:p text:style-name="P1"><text:span text:style-name="T3">etiss::LibraryInterface </text:span></text:p>
          <text:p text:style-name="P1"><text:span text:style-name="T3">instantiated with etiss::LibraryInterface::openSharedLibrary(...)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measurelines" draw:line-skew="-0.19cm" svg:x1="24.336cm" svg:y1="14.748cm" svg:x2="23.447cm" svg:y2="11.954cm" draw:start-shape="id13" draw:start-glue-point="0" draw:end-shape="id14" draw:end-glue-point="3" svg:d="m24336 14748v-762h-889v-2032" svg:viewBox="0 0 890 2795">
          <text:p/>
        </draw:connector>
        <draw:connector draw:style-name="gr7" draw:text-style-name="P1" draw:layer="measurelines" draw:line-skew="-0.317cm" svg:x1="24.336cm" svg:y1="14.748cm" svg:x2="21.415cm" svg:y2="11.954cm" draw:start-shape="id13" draw:start-glue-point="0" draw:end-shape="id12" draw:end-glue-point="3" svg:d="m24336 14748v-762h-2921v-2032" svg:viewBox="0 0 2922 2795">
          <text:p/>
        </draw:connector>
        <draw:connector draw:style-name="gr7" draw:text-style-name="P1" draw:layer="measurelines" draw:line-skew="-0.126cm" svg:x1="24.336cm" svg:y1="14.748cm" svg:x2="19.447cm" svg:y2="11.954cm" draw:start-shape="id13" draw:start-glue-point="0" draw:end-shape="id15" draw:end-glue-point="3" svg:d="m24336 14748v-762h-4889v-2032" svg:viewBox="0 0 4890 2795">
          <text:p/>
        </draw:connector>
        <draw:connector draw:style-name="gr7" draw:text-style-name="P1" draw:layer="measurelines" draw:line-skew="0.064cm" svg:x1="24.336cm" svg:y1="14.748cm" svg:x2="17.859cm" svg:y2="11.954cm" draw:start-shape="id13" draw:start-glue-point="0" draw:end-shape="id16" draw:end-glue-point="3" svg:d="m24336 14748v-762h-6477v-2032" svg:viewBox="0 0 6478 2795">
          <text:p/>
        </draw:connector>
        <draw:connector draw:style-name="gr7" draw:text-style-name="P1" draw:layer="measurelines" draw:line-skew="0.064cm" svg:x1="24.336cm" svg:y1="14.748cm" svg:x2="26.368cm" svg:y2="11.954cm" draw:start-shape="id13" draw:start-glue-point="0" draw:end-shape="id17" svg:d="m24336 14748v-762h2032v-2032" svg:viewBox="0 0 2033 2795">
          <text:p/>
        </draw:connector>
        <draw:connector draw:style-name="gr7" draw:text-style-name="P1" draw:layer="measurelines" draw:line-skew="-0.19cm" svg:x1="24.336cm" svg:y1="14.748cm" svg:x2="28.019cm" svg:y2="11.954cm" draw:start-shape="id13" draw:start-glue-point="0" draw:end-shape="id18" draw:end-glue-point="3" svg:d="m24336 14748v-762h3683v-2032" svg:viewBox="0 0 3684 2795">
          <text:p/>
        </draw:connector>
        <draw:connector draw:style-name="gr7" draw:text-style-name="P1" draw:layer="measurelines" draw:line-skew="-0.19cm" svg:x1="24.336cm" svg:y1="14.748cm" svg:x2="29.924cm" svg:y2="11.954cm" draw:start-shape="id13" draw:start-glue-point="0" draw:end-shape="id19" draw:end-glue-point="3" svg:d="m24336 14748v-762h5588v-2032" svg:viewBox="0 0 5589 2795">
          <text:p/>
        </draw:connector>
        <draw:frame draw:style-name="gr8" draw:text-style-name="P6" draw:layer="measurelines" svg:width="2.413cm" svg:height="0.631cm" svg:x="23.13cm" svg:y="14.117cm">
          <draw:text-box>
            <text:p text:style-name="P1"><text:span text:style-name="T6">calls</text:span></text:p>
          </draw:text-box>
        </draw:frame>
        <draw:custom-shape draw:style-name="gr9" draw:text-style-name="P3" xml:id="id21" draw:id="id21" draw:layer="measurelines" svg:width="5.334cm" svg:height="10.684cm" svg:x="32.131cm" svg:y="1.016cm">
          <text:p text:style-name="P1"><text:span text:style-name="T2">libLLVMJIT.so (JITImpl/LLVM/)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0" draw:text-style-name="P8" xml:id="id20" draw:id="id20" draw:layer="measurelines" svg:width="5.334cm" svg:height="1.905cm" svg:x="32.131cm" svg:y="14.732cm">
          <text:p text:style-name="P1"><text:span text:style-name="T3">etiss::LibraryInterface 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onnector draw:style-name="gr11" draw:text-style-name="P1" draw:layer="measurelines" svg:x1="34.798cm" svg:y1="14.732cm" svg:x2="34.798cm" svg:y2="11.7cm" draw:start-shape="id20" draw:start-glue-point="0" draw:end-shape="id21" draw:end-glue-point="2" svg:d="m34798 14732v-3032" svg:viewBox="0 0 1 3033">
          <text:p/>
        </draw:connector>
        <draw:custom-shape draw:style-name="gr9" draw:text-style-name="P3" xml:id="id23" draw:id="id23" draw:layer="measurelines" svg:width="5.334cm" svg:height="10.684cm" svg:x="37.973cm" svg:y="1.016cm">
          <text:p text:style-name="P1"><text:span text:style-name="T2">libLLVMJIT.so (JITImpl/LLVM/)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0" draw:text-style-name="P8" xml:id="id22" draw:id="id22" draw:layer="measurelines" svg:width="5.334cm" svg:height="1.905cm" svg:x="37.973cm" svg:y="14.732cm">
          <text:p text:style-name="P1"><text:span text:style-name="T3">etiss::LibraryInterface 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onnector draw:style-name="gr11" draw:text-style-name="P1" draw:layer="measurelines" svg:x1="40.64cm" svg:y1="14.732cm" svg:x2="40.64cm" svg:y2="11.7cm" draw:start-shape="id22" draw:start-glue-point="0" draw:end-shape="id23" draw:end-glue-point="2" svg:d="m40640 14732v-3032" svg:viewBox="0 0 1 3033">
          <text:p/>
        </draw:connector>
        <draw:custom-shape draw:style-name="gr12" draw:text-style-name="P3" xml:id="id24" draw:id="id24" draw:layer="measurelines" svg:width="47.498cm" svg:height="4.191cm" svg:x="1.016cm" svg:y="18.415cm">
          <text:p text:style-name="P1"><text:span text:style-name="T2">ETISS frontend functions:</text:span></text:p>
          <text:p text:style-name="P1"><text:span text:style-name="T2">Defined in include/etiss/ETISS.h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7" draw:text-style-name="P1" draw:layer="measurelines" svg:x1="24.765cm" svg:y1="18.415cm" svg:x2="8.191cm" svg:y2="16.637cm" draw:start-shape="id24" draw:start-glue-point="0" draw:end-shape="id4" draw:end-glue-point="2" svg:d="m24765 18415v-890h-16574v-888" svg:viewBox="0 0 16575 1779">
          <text:p/>
        </draw:connector>
        <draw:connector draw:style-name="gr7" draw:text-style-name="P1" draw:layer="measurelines" draw:line-skew="-0.007cm" svg:x1="24.765cm" svg:y1="18.415cm" svg:x2="24.336cm" svg:y2="16.653cm" draw:start-shape="id24" draw:start-glue-point="0" draw:end-shape="id13" draw:end-glue-point="2" svg:d="m24765 18415v-889h-429v-873" svg:viewBox="0 0 430 1763">
          <text:p/>
        </draw:connector>
        <draw:connector draw:style-name="gr7" draw:text-style-name="P1" draw:layer="measurelines" svg:x1="24.765cm" svg:y1="18.415cm" svg:x2="34.798cm" svg:y2="16.637cm" draw:start-shape="id24" draw:start-glue-point="0" draw:end-shape="id20" svg:d="m24765 18415v-890h10033v-888" svg:viewBox="0 0 10034 1779">
          <text:p/>
        </draw:connector>
        <draw:connector draw:style-name="gr7" draw:text-style-name="P1" draw:layer="measurelines" svg:x1="24.765cm" svg:y1="18.415cm" svg:x2="40.64cm" svg:y2="16.637cm" draw:start-shape="id24" draw:start-glue-point="0" draw:end-shape="id22" draw:end-glue-point="2" svg:d="m24765 18415v-890h15875v-888" svg:viewBox="0 0 15876 1779">
          <text:p/>
        </draw:connector>
        <draw:frame draw:style-name="gr13" draw:text-style-name="P9" draw:layer="measurelines" svg:width="4.613cm" svg:height="0.607cm" svg:x="19.644cm" svg:y="17.653cm">
          <draw:text-box>
            <text:p><text:span text:style-name="T3">store references and access </text:span></text:p>
          </draw:text-box>
        </draw:frame>
        <draw:custom-shape draw:style-name="gr14" draw:text-style-name="P8" xml:id="id26" draw:id="id26" draw:layer="measurelines" svg:width="5.334cm" svg:height="1.905cm" svg:x="44.831cm" svg:y="14.732cm">
          <text:p text:style-name="P1"><text:span text:style-name="T3">etiss::LibraryInterface </text:span></text:p>
          <text:p text:style-name="P1"><text:span text:style-name="T3">ETISS's integrated Library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xml:id="id25" draw:id="id25" draw:layer="measurelines" svg:width="5.334cm" svg:height="3.048cm" svg:x="44.323cm" svg:y="7.874cm">
          <text:p text:style-name="P1"><text:span text:style-name="T3">etc.</text:span></text:p>
          <text:p text:style-name="P1"><text:span text:style-name="T3">(Refer to “Implementation Status” </text:span></text:p>
          <text:p text:style-name="P1"><text:span text:style-name="T3">under related pages in</text:span></text:p>
          <text:p text:style-name="P1"><text:span text:style-name="T3"><text:s/></text:span><text:span text:style-name="T3">the documentation)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xml:id="id27" draw:id="id27" draw:layer="measurelines" svg:width="5.334cm" svg:height="3.048cm" svg:x="44.323cm" svg:y="4.445cm">
          <text:p text:style-name="P1"><text:span text:style-name="T3">etiss::plugin::PrintInstruction</text:span></text:p>
          <text:p text:style-name="P1"><text:span text:style-name="T3">(prints executed instruction</text:span></text:p>
          <text:p text:style-name="P1"><text:span text:style-name="T3"><text:s/></text:span><text:span text:style-name="T3">to std::cout)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xml:id="id28" draw:id="id28" draw:layer="measurelines" svg:width="5.334cm" svg:height="3.048cm" svg:x="44.323cm" svg:y="1.016cm">
          <text:p text:style-name="P1"><text:span text:style-name="T3">etiss::plugin::gdb::Server</text:span></text:p>
          <text:p text:style-name="P1"><text:span text:style-name="T3">(implements an gdb server)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measurelines" draw:line-skew="0cm -0.064cm" svg:x1="49.657cm" svg:y1="9.398cm" svg:x2="47.498cm" svg:y2="14.732cm" draw:start-shape="id25" draw:start-glue-point="1" draw:end-shape="id26" draw:end-glue-point="0" svg:d="m49657 9398h501v3365h-2660v1969" svg:viewBox="0 0 2661 5335">
          <text:p/>
        </draw:connector>
        <draw:connector draw:style-name="gr15" draw:text-style-name="P1" draw:layer="measurelines" draw:line-skew="0cm 1.651cm" svg:x1="49.657cm" svg:y1="5.969cm" svg:x2="47.498cm" svg:y2="14.732cm" draw:start-shape="id27" draw:start-glue-point="1" draw:end-shape="id26" draw:end-glue-point="0" svg:d="m49657 5969h501v6794h-2660v1969" svg:viewBox="0 0 2661 8764">
          <text:p/>
        </draw:connector>
        <draw:connector draw:style-name="gr15" draw:text-style-name="P1" draw:layer="measurelines" draw:line-skew="0cm 3.365cm" svg:x1="49.657cm" svg:y1="2.54cm" svg:x2="47.498cm" svg:y2="14.732cm" draw:start-shape="id28" draw:start-glue-point="1" draw:end-shape="id26" draw:end-glue-point="0" svg:d="m49657 2540h501v10223h-2660v1969" svg:viewBox="0 0 2661 12193">
          <text:p/>
        </draw:connector>
        <draw:frame draw:style-name="gr16" draw:text-style-name="P9" draw:layer="measurelines" svg:width="2.585cm" svg:height="0.607cm" svg:x="47.453cm" svg:y="12.093cm">
          <draw:text-box>
            <text:p><text:span text:style-name="T3">Instantiated by</text:span></text:p>
          </draw:text-box>
        </draw:frame>
        <draw:connector draw:style-name="gr17" draw:text-style-name="P8" draw:layer="measurelines" svg:x1="24.765cm" svg:y1="18.415cm" svg:x2="47.498cm" svg:y2="16.637cm" draw:start-shape="id24" draw:start-glue-point="0" draw:end-shape="id26" draw:end-glue-point="2" svg:d="m24765 18415v-890h22733v-888" svg:viewBox="0 0 22734 1779">
          <text:p/>
        </draw:connector>
        <draw:custom-shape draw:style-name="gr18" draw:text-style-name="P10" xml:id="id30" draw:id="id30" draw:layer="measurelines" svg:width="9.779cm" svg:height="2.032cm" svg:x="1.397cm" svg:y="20.066cm">
          <text:p text:style-name="P4"><text:span text:style-name="T4">std::shared_ptr&lt;CPUArch&gt; </text:span><text:span text:style-name="T7">getCPUArch</text:span></text:p>
          <text:p text:style-name="P4"><text:span text:style-name="T4"><text:tab/></text:span><text:span text:style-name="T4">(std::string name,map&lt;string,string&gt; options)</text:span></text:p>
          <text:p text:style-name="P4"><text:span text:style-name="T4">{</text:span></text:p>
          <text:p text:style-name="P4"><text:span text:style-name="T4"><text:tab/></text:span><text:span text:style-name="T4">[Instantiates a CPUArch implementation provided by a library]</text:span></text:p>
          <text:p text:style-name="P4"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xml:id="id34" draw:id="id34" draw:layer="measurelines" svg:width="9.779cm" svg:height="2.032cm" svg:x="11.811cm" svg:y="20.066cm">
          <text:p text:style-name="P4"><text:span text:style-name="T4">std::shared_ptr&lt;JIT&gt; </text:span><text:span text:style-name="T7">getJIT</text:span></text:p>
          <text:p text:style-name="P4"><text:span text:style-name="T4"><text:tab/></text:span><text:span text:style-name="T4">(std::string name,map&lt;string,string&gt; options)</text:span></text:p>
          <text:p text:style-name="P4"><text:span text:style-name="T4">{</text:span></text:p>
          <text:p text:style-name="P4"><text:span text:style-name="T4"><text:tab/></text:span><text:span text:style-name="T4">[Instantiates a JIT implementation provided by a library]</text:span></text:p>
          <text:p text:style-name="P4"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xml:id="id38" draw:id="id38" draw:layer="measurelines" svg:width="9.779cm" svg:height="2.032cm" svg:x="22.225cm" svg:y="20.066cm">
          <text:p text:style-name="P4"><text:span text:style-name="T4">std::shared_ptr&lt;Plugin&gt; </text:span><text:span text:style-name="T7">getPlugin</text:span></text:p>
          <text:p text:style-name="P4"><text:span text:style-name="T4"><text:tab/></text:span><text:span text:style-name="T4">(std::string name,map&lt;string,string&gt; options)</text:span></text:p>
          <text:p text:style-name="P4"><text:span text:style-name="T4">{</text:span></text:p>
          <text:p text:style-name="P4"><text:span text:style-name="T4"><text:tab/></text:span><text:span text:style-name="T4">[Instantiates a Plugin implementation provided by a library]</text:span></text:p>
          <text:p text:style-name="P4"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xml:id="id33" draw:id="id33" draw:layer="measurelines" svg:width="8.89cm" svg:height="3.556cm" svg:x="32.766cm" svg:y="18.796cm">
          <text:p text:style-name="P4"><text:span text:style-name="T4">void addLibrary(std::shared_ptr&lt;etiss::LibraryInterface&gt;)</text:span></text:p>
          <text:p text:style-name="P4"><text:span text:style-name="T4"><text:tab/></text:span><text:span text:style-name="T8">[OR]</text:span></text:p>
          <text:p text:style-name="P4"><text:span text:style-name="T9">Void loadLibrary(string name,string path)</text:span></text:p>
          <text:p text:style-name="P4"><text:span text:style-name="T4">{</text:span></text:p>
          <text:p text:style-name="P4"><text:span text:style-name="T4"><text:tab/></text:span><text:span text:style-name="T4">[Adds a library to an internal list to be used by</text:span></text:p>
          <text:p text:style-name="P4"><text:span text:style-name="T4"><text:tab/></text:span><text:span text:style-name="T4"> </text:span><text:span text:style-name="T4">other functions of the frontend]</text:span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measurelines" svg:width="5.207cm" svg:height="1.27cm" svg:x="34.036cm" svg:y="20.701cm">
          <text:p text:style-name="P4"><text:span text:style-name="T4">[Writes resources from a library to the</text:span></text:p>
          <text:p text:style-name="P4"><text:span text:style-name="T4"><text:s/></text:span><text:span text:style-name="T4">working directory (“etiss_wd”) </text:span><text:span text:style-name="T10">if</text:span></text:p>
          <text:p text:style-name="P4"><text:span text:style-name="T10"><text:s/></text:span><text:span text:style-name="T10">the target file doesn't exist</text:span><text:span text:style-name="T4">]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measurelines" svg:width="31.496cm" svg:height="18.542cm" svg:x="17.018cm" svg:y="24.511cm">
          <text:p text:style-name="P1"><text:span text:style-name="T11">Program that uses ETISS</text:span></text:p>
          <text:p text:style-name="P1"><text:span text:style-name="T11"/></text:p>
          <text:p text:style-name="P1"><text:span text:style-name="T11"/></text:p>
          <text:p text:style-name="P1"><text:span text:style-name="T11"/></text:p>
          <text:p text:style-name="P1"><text:span text:style-name="T11"/></text:p>
          <text:p text:style-name="P1"><text:span text:style-name="T11"/></text:p>
          <text:p text:style-name="P1"><text:span text:style-name="T11"/></text:p>
          <text:p text:style-name="P1"><text:span text:style-name="T11"/></text:p>
          <text:p text:style-name="P1"><text:span text:style-name="T11"/></text:p>
          <text:p text:style-name="P1"><text:span text:style-name="T11"/></text:p>
          <text:p text:style-name="P1"><text:span text:style-name="T11"/></text:p>
          <text:p text:style-name="P1"><text:span text:style-name="T11"/></text:p>
          <text:p text:style-name="P1"><text:span text:style-name="T11"/></text:p>
          <text:p text:style-name="P1"><text:span text:style-name="T11"/></text:p>
          <text:p text:style-name="P1"><text:span text:style-name="T11"/></text:p>
          <text:p text:style-name="P1"><text:span text:style-name="T11"/></text:p>
          <text:p text:style-name="P1"><text:span text:style-name="T11"/></text:p>
          <text:p text:style-name="P1"><text:span text:style-name="T11"/></text:p>
          <text:p text:style-name="P1"><text:span text:style-name="T11"/></text:p>
          <text:p text:style-name="P1"><text:span text:style-name="T11"/></text:p>
          <text:p text:style-name="P1"><text:span text:style-name="T11"/></text:p>
          <text:p text:style-name="P1"><text:span text:style-name="T11"/></text:p>
          <text:p text:style-name="P1"><text:span text:style-name="T11"/></text:p>
          <text:p text:style-name="P1"><text:span text:style-name="T11"/></text:p>
          <text:p text:style-name="P1"><text:span text:style-name="T11"/></text:p>
          <text:p text:style-name="P1"><text:span text:style-name="T11"/></text:p>
          <draw:enhanced-geometry svg:viewBox="0 0 21600 21600" draw:type="rectangle" draw:enhanced-path="M 0 0 L 21600 0 21600 21600 0 21600 0 0 Z N"/>
        </draw:custom-shape>
        <draw:custom-shape draw:style-name="gr3" draw:text-style-name="P8" xml:id="id29" draw:id="id29" draw:layer="measurelines" svg:width="14.224cm" svg:height="18.542cm" svg:x="1.016cm" svg:y="24.511cm">
          <draw:glue-point draw:id="4" svg:x="5cm" svg:y="-4.315cm"/>
          <draw:glue-point draw:id="5" svg:x="5cm" svg:y="0.41cm"/>
          <draw:glue-point draw:id="6" svg:x="5cm" svg:y="1.575cm"/>
          <text:p text:style-name="P1"><text:span text:style-name="T3">etiss::CPUCore</text:span></text:p>
          <text:p text:style-name="P4"><text:span text:style-name="T3">instantiated with </text:span></text:p>
          <text:p text:style-name="P4"><text:span text:style-name="T3">etiss::CPUCore::create</text:span></text:p>
          <text:p text:style-name="P4"><text:span text:style-name="T3"><text:tab/></text:span><text:span text:style-name="T3">(string cpuarch,string name,map&lt;string,string&gt;options)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draw:enhanced-geometry svg:viewBox="0 0 21600 21600" draw:type="rectangle" draw:enhanced-path="M 0 0 L 21600 0 21600 21600 0 21600 0 0 Z N"/>
        </draw:custom-shape>
        <draw:connector draw:style-name="gr21" draw:text-style-name="P8" draw:layer="measurelines" svg:x1="8.128cm" svg:y1="24.511cm" svg:x2="6.286cm" svg:y2="22.098cm" draw:start-shape="id29" draw:start-glue-point="0" draw:end-shape="id30" draw:end-glue-point="2" svg:d="m8128 24511v-1206h-1842v-1207" svg:viewBox="0 0 1843 2414">
          <text:p text:style-name="P1"><text:span text:style-name="T3"/></text:p>
          <text:p text:style-name="P1"><text:span text:style-name="T3">Instantiates with </text:span></text:p>
          <text:p text:style-name="P1"><text:span text:style-name="T3">passed parameters </text:span></text:p>
          <text:p text:style-name="P1"><text:span text:style-name="T3">“</text:span><text:span text:style-name="T3">cpuarch” and “options”</text:span></text:p>
        </draw:connector>
        <draw:custom-shape draw:style-name="gr22" draw:text-style-name="P5" xml:id="id31" draw:id="id31" draw:layer="measurelines" svg:width="14.605cm" svg:height="16.002cm" svg:x="33.401cm" svg:y="26.162cm">
          <draw:glue-point draw:id="4" svg:x="-0.477cm" svg:y="-1.904cm" draw:escape-direction="up"/>
          <draw:glue-point draw:id="5" svg:x="-4.13cm" svg:y="-0.714cm" draw:escape-direction="left"/>
          <draw:glue-point draw:id="6" svg:x="-4.13cm" svg:y="0.714cm"/>
          <draw:glue-point draw:id="7" svg:x="-4.13cm" svg:y="-1.111cm" draw:escape-direction="left"/>
          <draw:glue-point draw:id="8" svg:x="-4.13cm" svg:y="-0.238cm" draw:escape-direction="left"/>
          <draw:glue-point draw:id="9" svg:x="-4.13cm" svg:y="0.238cm"/>
          <draw:glue-point draw:id="10" svg:x="-4.13cm" svg:y="1.111cm"/>
          <draw:glue-point draw:id="11" svg:x="-4.13cm" svg:y="1.587cm"/>
          <draw:glue-point draw:id="12" svg:x="-4.13cm" svg:y="1.984cm"/>
          <text:p text:style-name="P4"><text:span text:style-name="T3">#include “etiss/ETISS.h”</text:span></text:p>
          <text:p text:style-name="P4"><text:span text:style-name="T3"/></text:p>
          <text:p text:style-name="P4"><text:span text:style-name="T3">int main(int argc,char**argv){</text:span></text:p>
          <text:p text:style-name="P4"><text:span text:style-name="T3"/></text:p>
          <text:p text:style-name="P4"><text:span text:style-name="T3"><text:tab/></text:span><text:span text:style-name="T3">etiss::Initializer initializer(argc,argv); //various initialization tasks </text:span></text:p>
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/text:span><text:span text:style-name="T3">//may automatically search and load libraries</text:span></text:p>
          <text:p text:style-name="P4"><text:span text:style-name="T3"><text:tab/></text:span></text:p>
          <text:p text:style-name="P4"><text:span text:style-name="T3"><text:tab/></text:span><text:span text:style-name="T3">etiss::loadLibrary(“libSOMETHING.so”,”/lib/path”); //manual library loading </text:span></text:p>
          <text:p text:style-name="P4"><text:span text:style-name="T3"/></text:p>
          <text:p text:style-name="P4"><text:span text:style-name="T3"><text:tab/></text:span><text:span text:style-name="T3">std::shared_ptr&lt;etiss::CPUCore&gt; cpu = etiss::CPUCore::create(“or1k”,”core0”); //create cpu</text:span></text:p>
          <text:p text:style-name="P4"><text:span text:style-name="T3"><text:tab/></text:span></text:p>
          <text:p text:style-name="P4"><text:span text:style-name="T3"><text:tab/></text:span><text:span text:style-name="T3">cpu.set(etiss::getJIT(“GCCJIT”)); //define the JIT instance to use</text:span></text:p>
          <text:p text:style-name="P4"><text:span text:style-name="T3"/></text:p>
          <text:p text:style-name="P4"><text:span text:style-name="T3"><text:tab/></text:span><text:span text:style-name="T3">cpu.addPlugin(etiss::getPlugin(“PrintInstruction”)); //add the plugin named “PrintInstruction”</text:span></text:p>
          <text:p text:style-name="P4"><text:span text:style-name="T3"/></text:p>
          <text:p text:style-name="P4"><text:span text:style-name="T3"><text:tab/></text:span><text:span text:style-name="T3">ThisSystem system(); //instatntiate an io system</text:span></text:p>
          <text:p text:style-name="P4"><text:span text:style-name="T3"/></text:p>
          <text:p text:style-name="P4"><text:span text:style-name="T3"><text:tab/></text:span><text:span text:style-name="T3">etiss::InterruptHandler interruptHandler(cpu.getInterruptVector(),cpu.getArch());</text:span></text:p>
          <text:p text:style-name="P4"><text:span text:style-name="T3"/></text:p>
          <text:p text:style-name="P4"><text:span text:style-name="T3"><text:tab/></text:span><text:span text:style-name="T3">InterruptHandler.setLine(0,true); //set interrupt line 0 to high //should be done during execution</text:span></text:p>
          <text:p text:style-name="P4"><text:span text:style-name="T3"/></text:p>
          <text:p text:style-name="P4"><text:span text:style-name="T3"><text:tab/></text:span><text:span text:style-name="T3">cpu.execute(system); //run the cpu</text:span></text:p>
          <text:p text:style-name="P4"><text:span text:style-name="T3"><text:tab/></text:span></text:p>
          <text:p text:style-name="P4"><text:span text:style-name="T3"/></text:p>
          <text:p text:style-name="P4"><text:span text:style-name="T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xml:id="id32" draw:id="id32" draw:layer="measurelines" svg:width="5.334cm" svg:height="2.032cm" svg:x="42.672cm" svg:y="20.066cm">
          <text:p text:style-name="P1"><text:span text:style-name="T3">etiss::Initializer </text:span></text:p>
          <text:p text:style-name="P1"><text:span text:style-name="T3">Handles initialization and</text:span></text:p>
          <text:p text:style-name="P1"><text:span text:style-name="T3"><text:s/></text:span><text:span text:style-name="T3">cleanup of ETISS</text:span></text:p>
          <draw:enhanced-geometry svg:viewBox="0 0 21600 21600" draw:type="rectangle" draw:enhanced-path="M 0 0 L 21600 0 21600 21600 0 21600 0 0 Z N"/>
        </draw:custom-shape>
        <draw:connector draw:style-name="gr17" draw:text-style-name="P8" draw:layer="measurelines" svg:x1="48.006cm" svg:y1="34.163cm" svg:x2="48.006cm" svg:y2="34.163cm" draw:start-shape="id31" draw:end-shape="id31" svg:d="" svg:viewBox="0 0 1 1">
          <text:p/>
        </draw:connector>
        <draw:connector draw:style-name="gr17" draw:text-style-name="P8" draw:layer="measurelines" svg:x1="48.006cm" svg:y1="34.163cm" svg:x2="48.006cm" svg:y2="34.163cm" draw:start-shape="id31" draw:end-shape="id31" svg:d="" svg:viewBox="0 0 1 1">
          <text:p/>
        </draw:connector>
        <draw:connector draw:style-name="gr21" draw:text-style-name="P8" draw:layer="measurelines" svg:x1="40.007cm" svg:y1="31.117cm" svg:x2="45.339cm" svg:y2="22.098cm" draw:start-shape="id31" draw:start-glue-point="4" draw:end-shape="id32" draw:end-glue-point="2" svg:d="m40007 31117v-6987h5332v-2032" svg:viewBox="0 0 5333 9020">
          <text:p text:style-name="P1"><text:span text:style-name="T3">Instantiate</text:span><text:span text:style-name="T3"><text:tab/></text:span><text:span text:style-name="T3"><text:tab/></text:span><text:span text:style-name="T3"><text:tab/></text:span><text:span text:style-name="T3"><text:tab/>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</draw:connector>
        <draw:connector draw:style-name="gr21" draw:text-style-name="P8" draw:layer="measurelines" draw:line-skew="7.303cm" svg:x1="34.672cm" svg:y1="33.021cm" svg:x2="15.24cm" svg:y2="25.782cm" draw:start-shape="id31" draw:start-glue-point="5" draw:end-shape="id29" draw:end-glue-point="4" svg:d="m34672 33021h-3049v-7239h-16383" svg:viewBox="0 0 19433 7240">
          <text:p text:style-name="P1"><text:span text:style-name="T3"><text:s text:c="150"/></text:span><text:span text:style-name="T3">Instantiate</text:span></text:p>
        </draw:connector>
        <draw:custom-shape draw:style-name="gr14" draw:text-style-name="P5" xml:id="id35" draw:id="id35" draw:layer="measurelines" svg:width="6.477cm" svg:height="2.794cm" svg:x="18.415cm" svg:y="26.924cm">
          <text:p text:style-name="P4"><text:span text:style-name="T3">class ThisSystem : public etiss::System</text:span></text:p>
          <text:p text:style-name="P4"><text:span text:style-name="T3">{</text:span></text:p>
          <text:p text:style-name="P4"><text:span text:style-name="T3">[implements data and instruction io access]</text:span></text:p>
          <text:p text:style-name="P4"><text:span text:style-name="T3">[handles time synchronization between</text:span></text:p>
          <text:p text:style-name="P4"><text:span text:style-name="T3"><text:s/></text:span><text:span text:style-name="T3">ETISS and the rest of the simulation]</text:span></text:p>
          <text:p text:style-name="P4"><text:span text:style-name="T3">}</text:span></text:p>
          <draw:enhanced-geometry svg:viewBox="0 0 21600 21600" draw:type="rectangle" draw:enhanced-path="M 0 0 L 21600 0 21600 21600 0 21600 0 0 Z N"/>
        </draw:custom-shape>
        <draw:connector draw:style-name="gr17" draw:text-style-name="P8" draw:layer="measurelines" svg:x1="34.672cm" svg:y1="32.386cm" svg:x2="37.211cm" svg:y2="22.352cm" draw:start-shape="id31" draw:start-glue-point="7" draw:end-shape="id33" draw:end-glue-point="2" svg:d="m34672 32386h-1773v-8129h4312v-1905" svg:viewBox="0 0 4313 10035">
          <text:p/>
        </draw:connector>
        <draw:connector draw:style-name="gr17" draw:text-style-name="P8" draw:layer="measurelines" svg:x1="34.672cm" svg:y1="33.783cm" svg:x2="16.7cm" svg:y2="22.098cm" draw:start-shape="id31" draw:start-glue-point="8" draw:end-shape="id34" draw:end-glue-point="2" svg:d="m34672 33783h-17972v-11685" svg:viewBox="0 0 17973 11686">
          <text:p/>
        </draw:connector>
        <draw:connector draw:style-name="gr21" draw:text-style-name="P8" draw:layer="measurelines" svg:x1="34.672cm" svg:y1="33.783cm" svg:x2="15.24cm" svg:y2="33.782cm" draw:start-shape="id31" draw:start-glue-point="8" draw:end-shape="id29" draw:end-glue-point="1" svg:d="m34672 33783h-10352v-1h-9080" svg:viewBox="0 0 19433 2">
          <text:p text:style-name="P1"><text:span text:style-name="T3">get Instance and add it to a etiss::CPUCore instance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<text:p text:style-name="P1"><text:span text:style-name="T3"/></text:p>
        </draw:connector>
        <draw:custom-shape draw:style-name="gr14" draw:text-style-name="P8" xml:id="id39" draw:id="id39" draw:layer="measurelines" svg:width="6.985cm" svg:height="2.794cm" svg:x="1.016cm" svg:y="43.688cm">
          <text:p text:style-name="P1"><text:span text:style-name="T3">etiss::Translator</text:span></text:p>
          <text:p text:style-name="P1"><text:span text:style-name="T3">Acts as a cache for translated blocks and </text:span></text:p>
          <text:p text:style-name="P1"><text:span text:style-name="T3">translates new blocks in case of a miss.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22" draw:text-style-name="P5" xml:id="id37" draw:id="id37" draw:layer="measurelines" svg:width="12.446cm" svg:height="7.366cm" svg:x="1.778cm" svg:y="35.179cm">
          <draw:glue-point draw:id="4" svg:x="-3.877cm" svg:y="-2.241cm" draw:escape-direction="left"/>
          <text:p text:style-name="P4"><text:span text:style-name="T3">etiss::CPUCore::execute(ETISS_System &amp; system) {</text:span></text:p>
          <text:p text:style-name="P4"><text:span text:style-name="T3"><text:tab/></text:span></text:p>
          <text:p text:style-name="P4"><text:span text:style-name="T3"><text:tab/></text:span><text:span text:style-name="T3">etiss::Translator translator(...); // instantiate translator</text:span></text:p>
          <text:p text:style-name="P4"><text:span text:style-name="T3"><text:tab/></text:span></text:p>
          <text:p text:style-name="P4"><text:span text:style-name="T3"><text:tab/></text:span><text:span text:style-name="T3">while (true){</text:span></text:p>
          <text:p text:style-name="P4"><text:span text:style-name="T3"><text:tab/></text:span></text:p>
          <text:p text:style-name="P4"><text:span text:style-name="T3"><text:tab/></text:span><text:span text:style-name="T3"><text:tab/></text:span><text:span text:style-name="T3">[Execute etiss::Plugins added with etiss::CPUCore::addPlugin(...)];</text:span></text:p>
          <text:p text:style-name="P4"><text:span text:style-name="T3"/></text:p>
          <text:p text:style-name="P4"><text:span text:style-name="T3"><text:tab/></text:span><text:span text:style-name="T3"><text:tab/></text:span><text:span text:style-name="T3">[Fetch next translated block of instructions]</text:span></text:p>
          <text:p text:style-name="P4"><text:span text:style-name="T3"/></text:p>
          <text:p text:style-name="P4"><text:span text:style-name="T3"><text:tab/></text:span><text:span text:style-name="T3"><text:tab/></text:span><text:span text:style-name="T3">[Execute fetched block of instructions]</text:span></text:p>
          <text:p text:style-name="P4"><text:span text:style-name="T3"/></text:p>
          <text:p text:style-name="P4"><text:span text:style-name="T3"><text:tab/></text:span><text:span text:style-name="T3">}</text:span></text:p>
          <text:p text:style-name="P4"><text:span text:style-name="T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8" draw:layer="measurelines" svg:x1="34.672cm" svg:y1="34.543cm" svg:x2="15.24cm" svg:y2="34.542cm" draw:start-shape="id31" draw:start-glue-point="9" draw:end-shape="id29" draw:end-glue-point="5" svg:d="m34672 34543h-10352v-1h-9080" svg:viewBox="0 0 19433 2">
          <text:p text:style-name="P1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8"/></text:span><text:span text:style-name="T3">create and add plugin</text:span></text:p>
          <text:p text:style-name="P1"><text:span text:style-name="T3"/></text:p>
        </draw:connector>
        <draw:connector draw:style-name="gr21" draw:text-style-name="P8" draw:layer="measurelines" svg:x1="34.672cm" svg:y1="35.305cm" svg:x2="24.892cm" svg:y2="28.321cm" draw:start-shape="id31" draw:start-glue-point="6" draw:end-shape="id35" draw:end-glue-point="1" svg:d="m34672 35305h-5526v-6984h-4254" svg:viewBox="0 0 9781 6985">
          <text:p text:style-name="P1"><text:span text:style-name="T3">Instantiate <text:s text:c="12"/></text:span></text:p>
        </draw:connector>
        <draw:custom-shape draw:style-name="gr14" draw:text-style-name="P8" xml:id="id36" draw:id="id36" draw:layer="measurelines" svg:width="6.985cm" svg:height="2.794cm" svg:x="8.255cm" svg:y="43.688cm">
          <text:p text:style-name="P1"><text:span text:style-name="T3">etiss::InterruptHandler</text:span></text:p>
          <text:p text:style-name="P1"><text:span text:style-name="T3">Provides a simple threadsafe wrapper</text:span></text:p>
          <text:p text:style-name="P1"><text:span text:style-name="T3"><text:s/></text:span><text:span text:style-name="T3">around etiss::InterruptVector.</text:span></text:p>
          <text:p text:style-name="P1"><text:span text:style-name="T3">etiss::InterruptVector may also be used directly</text:span></text:p>
          <text:p text:style-name="P1"><text:span text:style-name="T3"><text:s/></text:span><text:span text:style-name="T3">if simulation/real-time conflicts are considered.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onnector draw:style-name="gr21" draw:text-style-name="P8" draw:layer="measurelines" draw:line-skew="2.477cm" svg:x1="34.672cm" svg:y1="35.94cm" svg:x2="15.24cm" svg:y2="45.085cm" draw:start-shape="id31" draw:start-glue-point="10" draw:end-shape="id36" svg:d="m34672 35940h-7875v9145h-11557" svg:viewBox="0 0 19433 9146">
          <text:p text:style-name="P1"><text:span text:style-name="T3"><text:tab/></text:span><text:span text:style-name="T3"><text:tab/></text:span><text:span text:style-name="T3"><text:tab/></text:span><text:span text:style-name="T3">Instantiate (optional)</text:span></text:p>
        </draw:connector>
        <draw:connector draw:style-name="gr21" draw:text-style-name="P8" draw:layer="measurelines" svg:x1="34.672cm" svg:y1="36.702cm" svg:x2="15.24cm" svg:y2="36.702cm" draw:start-shape="id31" draw:start-glue-point="11" draw:end-shape="id29" draw:end-glue-point="6" svg:d="m34672 36702h-19432" svg:viewBox="0 0 19433 1">
          <text:p text:style-name="P1"><text:span text:style-name="T3">Signal Interrupt <text:s text:c="31"/></text:span></text:p>
          <text:p text:style-name="P1"><text:span text:style-name="T3"/></text:p>
        </draw:connector>
        <draw:connector draw:style-name="gr21" draw:text-style-name="P8" draw:layer="measurelines" svg:x1="34.672cm" svg:y1="37.337cm" svg:x2="14.224cm" svg:y2="38.862cm" draw:start-shape="id31" draw:start-glue-point="12" draw:end-shape="id37" draw:end-glue-point="1" svg:d="m34672 37337h-10860v1525h-9588" svg:viewBox="0 0 20449 1526">
          <text:p text:style-name="P1"><text:span text:style-name="T3">Execute CPU <text:s text:c="10"/></text:span></text:p>
        </draw:connector>
        <draw:connector draw:style-name="gr17" draw:text-style-name="P8" draw:layer="measurelines" svg:x1="34.672cm" svg:y1="34.543cm" svg:x2="27.114cm" svg:y2="22.098cm" draw:start-shape="id31" draw:start-glue-point="9" draw:end-shape="id38" draw:end-glue-point="2" svg:d="m34672 34543h-7558v-12445" svg:viewBox="0 0 7559 12446">
          <text:p/>
        </draw:connector>
        <draw:connector draw:style-name="gr21" draw:text-style-name="P8" draw:layer="measurelines" svg:x1="3.176cm" svg:y1="37.212cm" svg:x2="1.016cm" svg:y2="45.085cm" draw:start-shape="id37" draw:start-glue-point="4" draw:end-shape="id39" draw:end-glue-point="3" svg:d="m3176 37212h-2662v7873h502" svg:viewBox="0 0 2663 7874">
          <text:p text:style-name="P1"><text:span text:style-name="T3">Instantiate <text:s text:c="22"/></text:span></text:p>
        </draw:connector>
        <draw:frame draw:style-name="gr23" draw:layer="layout" svg:width="19.85cm" svg:height="8.43cm" svg:x="28.448cm" svg:y="42.037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Red_20_Crossed_20_0_20_Degrees" draw:display-name="Red Crossed 0 Degrees" draw:style="double" draw:color="#800000" draw:distance="0.076cm" draw:rotation="90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0.8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·Greim </meta:initial-creator>
    <meta:creation-date>2014-09-08T14:33:46</meta:creation-date>
    <dc:date>2014-09-08T18:15:46</dc:date>
    <dc:creator>Marc·Greim </dc:creator>
    <meta:editing-duration>PT57M21S</meta:editing-duration>
    <meta:editing-cycles>3</meta:editing-cycles>
    <meta:generator>LibreOffice/3.5$Linux_X86_64 LibreOffice_project/350m1$Build-2</meta:generator>
    <meta:document-statistic meta:object-count="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table:align="margins" style:shadow="none"/>
    </style:style>
    <style:style style:name="Table1.A" style:family="table-column">
      <style:table-column-properties style:rel-column-width="441*"/>
    </style:style>
    <style:style style:name="Table1.B" style:family="table-column">
      <style:table-column-properties style:rel-column-width="8234*"/>
    </style:style>
    <style:style style:name="Table1.A1" style:family="table-cell">
      <style:table-cell-properties fo:padding="0.0382in" fo:border="none"/>
    </style:style>
    <style:style style:name="P1" style:family="paragraph" style:parent-style-name="Table_20_Contents">
      <style:text-properties fo:font-size="14pt" style:font-size-asian="14pt" style:font-size-complex="14pt"/>
    </style:style>
    <style:style style:name="P2" style:family="paragraph" style:parent-style-name="Table_20_Contents">
      <style:paragraph-properties fo:background-color="#00ffff">
        <style:background-image/>
      </style:paragraph-properties>
      <style:text-properties fo:font-size="14pt" style:font-size-asian="14pt" style:font-size-complex="14pt"/>
    </style:style>
    <style:style style:name="P3" style:family="paragraph" style:parent-style-name="Table_20_Contents">
      <style:paragraph-properties fo:background-color="#198a8a">
        <style:background-image/>
      </style:paragraph-properties>
      <style:text-properties fo:font-size="14pt" style:font-size-asian="14pt" style:font-size-complex="14pt"/>
    </style:style>
    <style:style style:name="P4" style:family="paragraph" style:parent-style-name="Table_20_Contents">
      <style:paragraph-properties fo:background-color="#00ff00">
        <style:background-image/>
      </style:paragraph-properties>
      <style:text-properties fo:font-size="14pt" style:font-size-asian="14pt" style:font-size-complex="14pt"/>
    </style:style>
    <style:style style:name="P5" style:family="paragraph" style:parent-style-name="Table_20_Contents">
      <style:paragraph-properties fo:background-color="#008000">
        <style:background-image/>
      </style:paragraph-properties>
      <style:text-properties fo:font-size="14pt" style:font-size-asian="14pt" style:font-size-complex="14pt"/>
    </style:style>
    <style:style style:name="P6" style:family="paragraph" style:parent-style-name="Table_20_Contents">
      <style:paragraph-properties fo:background-color="#83caff">
        <style:background-image/>
      </style:paragraph-properties>
      <style:text-properties fo:font-size="14pt" style:font-size-asian="14pt" style:font-size-complex="14pt"/>
    </style:style>
    <style:style style:name="P7" style:family="paragraph" style:parent-style-name="Table_20_Contents">
      <style:paragraph-properties fo:background-color="#808000">
        <style:background-image/>
      </style:paragraph-properties>
      <style:text-properties fo:font-size="14pt" style:font-size-asian="14pt" style:font-size-complex="14pt"/>
    </style:style>
    <style:style style:name="P8" style:family="paragraph" style:parent-style-name="Table_20_Contents">
      <style:paragraph-properties fo:background-color="#ffff00">
        <style:background-image/>
      </style:paragraph-properties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C++ class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>A program that uses ETISS as an ISS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">C functions (possibly with C++ parameters) whose names are not mangled (declared as extern “C” { <text:s/>} for C++ compilers)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">C++ functions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">Function group defined in etiss/ETISS.h (namespace etiss)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">Resources (e.g. a char array containing file data)</text:p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">Shared library (*.so)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